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82.6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40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17" style:family="table-cell" style:parent-style-name="Default" style:data-style-name="N128"/>
    <style:style style:name="ce14" style:family="table-cell" style:parent-style-name="Default" style:data-style-name="N122"/>
    <style:style style:name="ce19" style:family="table-cell" style:parent-style-name="Default" style:data-style-name="N129"/>
    <style:style style:name="ce15" style:family="table-cell" style:parent-style-name="Default" style:data-style-name="N0"/>
    <style:style style:name="ce21" style:family="table-cell" style:parent-style-name="Default" style:data-style-name="N127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h sensor</text:p>
          </table:table-cell>
          <table:covered-table-cell table:style-name="ce1"/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-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style-name="ce5"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style-name="ce7"/>
          <table:table-cell table:formula="of:=IF(NOT([.K9]=&quot;&quot;);CONCATENATE([.B9];&quot;,_,&quot;;[.C9];&quot;,&quot;;[.E9];&quot;,&quot;;[.D9];&quot;,&quot;;[.F9]);&quot;&quot;)" office:value-type="string" office:string-value="0,_,0,0,7,7" calcext:value-type="string">
            <text:p>0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-[.C10]/0.057+7)" office:value-type="float" office:value="6.5205744613958" calcext:value-type="float">
            <text:p>6.5205744613958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style-name="ce5"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style-name="ce7"/>
          <table:table-cell table:formula="of:=IF(NOT([.K10]=&quot;&quot;);CONCATENATE([.B10];&quot;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-[.C11]/0.057+7)" office:value-type="float" office:value="6.1585290151921" calcext:value-type="float">
            <text:p>6.1585290151921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6.91585290151921" calcext:value-type="float">
            <text:p>6.91585290151921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style-name="ce5"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style-name="ce7"/>
          <table:table-cell table:formula="of:=IF(NOT([.K11]=&quot;&quot;);CONCATENATE([.B11];&quot;,_,&quot;;[.C11];&quot;,&quot;;[.E11];&quot;,&quot;;[.D11];&quot;,&quot;;[.F11]);&quot;&quot;)" office:value-type="string" office:string-value="0.2,_,0.0479638461340501,0.00479638461340501,6.1585290151921,6.91585290151921" calcext:value-type="string">
            <text:p>0.2,_,0.0479638461340501,0.00479638461340501,6.1585290151921,6.91585290151921</text:p>
          </table:table-cell>
          <table:table-cell table:style-name="ce5" table:number-columns-repeated="2"/>
          <table:table-cell table:number-columns-repeated="9"/>
          <table:table-cell table:formula="of:=([.M11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6.91585290151921" calcext:value-type="float">
            <text:p>6.91585290151921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style-name="ce5"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style-name="ce7"/>
          <table:table-cell table:formula="of:=IF(NOT([.K12]=&quot;&quot;);CONCATENATE([.B12];&quot;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M12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-[.C13]/0.057+7)" office:value-type="float" office:value="6.09070257317432" calcext:value-type="float">
            <text:p>6.090702573174320</text:p>
          </table:table-cell>
          <table:table-cell table:style-name="ce4" table:formula="of:==IF(AND([.G13];[.I13];NOT([.C13]=&quot;None&quot;));[.E12]*[.$F$2]+[.C13]*(1-[.$F$2]);[.E12])" office:value-type="float" office:value="0.009499741484970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6.83333786868472" calcext:value-type="float">
            <text:p>6.83333786868472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style-name="ce5"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style-name="ce7"/>
          <table:table-cell table:formula="of:=IF(NOT([.K13]=&quot;&quot;);CONCATENATE([.B13];&quot;,_,&quot;;[.C13];&quot;,&quot;;[.E13];&quot;,&quot;;[.D13];&quot;,&quot;;[.F13]);&quot;&quot;)" office:value-type="string" office:string-value="0.4,_,0.0518299533290639,0.0094997414849709,6.09070257317432,6.83333786868472" calcext:value-type="string">
            <text:p>0.4,_,0.0518299533290639,0.0094997414849709,6.09070257317432,6.83333786868472</text:p>
          </table:table-cell>
          <table:table-cell table:style-name="ce5" table:number-columns-repeated="2"/>
          <table:table-cell table:number-columns-repeated="9"/>
          <table:table-cell table:formula="of:=([.M13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-[.C14]/0.057+7)" office:value-type="float" office:value="6.40152785589604" calcext:value-type="float">
            <text:p>6.401527855896040</text:p>
          </table:table-cell>
          <table:table-cell table:style-name="ce4" table:formula="of:==IF(AND([.G14];[.I14];NOT([.C14]=&quot;None&quot;));[.E13]*[.$F$2]+[.C14]*(1-[.$F$2]);[.E13])" office:value-type="float" office:value="0.009499741484970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6.83333786868472" calcext:value-type="float">
            <text:p>6.83333786868472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style-name="ce5"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style-name="ce7"/>
          <table:table-cell table:formula="of:=IF(NOT([.K14]=&quot;&quot;);CONCATENATE([.B14];&quot;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M14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-[.C15]/0.057+7)" office:value-type="float" office:value="6.85887999194013" calcext:value-type="float">
            <text:p>6.85887999194013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6.83589208101026" calcext:value-type="float">
            <text:p>6.83589208101026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style-name="ce5"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style-name="ce7"/>
          <table:table-cell table:formula="of:=IF(NOT([.K15]=&quot;&quot;);CONCATENATE([.B15];&quot;,_,&quot;;[.C15];&quot;,&quot;;[.E15];&quot;,&quot;;[.D15];&quot;,&quot;;[.F15]);&quot;&quot;)" office:value-type="string" office:string-value="0.6,_,0.00804384045941243,0.00935415138241505,6.85887999194013,6.83589208101026" calcext:value-type="string">
            <text:p>0.6,_,0.00804384045941243,0.00935415138241505,6.85887999194013,6.83589208101026</text:p>
          </table:table-cell>
          <table:table-cell table:style-name="ce5" table:number-columns-repeated="2"/>
          <table:table-cell table:number-columns-repeated="9"/>
          <table:table-cell table:formula="of:=([.M15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-[.C16]/0.057+7)" office:value-type="float" office:value="7.35078322768962" calcext:value-type="float">
            <text:p>7.35078322768962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6.83589208101026" calcext:value-type="float">
            <text:p>6.83589208101026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style-name="ce5"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style-name="ce7"/>
          <table:table-cell table:formula="of:=IF(NOT([.K16]=&quot;&quot;);CONCATENATE([.B16];&quot;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M16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6.83589208101026" calcext:value-type="float">
            <text:p>6.83589208101026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style-name="ce5"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style-name="ce7"/>
          <table:table-cell table:formula="of:=IF(NOT([.K17]=&quot;&quot;);CONCATENATE([.B17];&quot;,_,&quot;;[.C17];&quot;,&quot;;[.E17];&quot;,&quot;;[.D17];&quot;,&quot;;[.F17]);&quot;&quot;)" office:value-type="string" office:string-value="0.8,_,None,0.00935415138241505,None,6.83589208101026" calcext:value-type="string">
            <text:p>0.8,_,None,0.00935415138241505,None,6.83589208101026</text:p>
          </table:table-cell>
          <table:table-cell table:style-name="ce5" table:number-columns-repeated="2"/>
          <table:table-cell table:number-columns-repeated="9"/>
          <table:table-cell table:formula="of:=([.M17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-[.C18]/0.057+7)" office:value-type="float" office:value="7.9775301176651" calcext:value-type="float">
            <text:p>7.977530117665100</text:p>
          </table:table-cell>
          <table:table-cell table:style-name="ce4" table:formula="of:==IF(AND([.G18];[.I18];NOT([.C18]=&quot;None&quot;));[.E17]*[.$F$2]+[.C18]*(1-[.$F$2]);[.E17])" office:value-type="float" office:value="0.0028468145734825" calcext:value-type="float">
            <text:p>0.002846814573483</text:p>
          </table:table-cell>
          <table:table-cell table:style-name="ce4" table:formula="of:==IF(AND([.G18];[.I18];NOT([.D18]=&quot;None&quot;));[.F17]*[.$F$2]+[.D18]*(1-[.$F$2]);[.F17])" office:value-type="float" office:value="6.95005588467575" calcext:value-type="float">
            <text:p>6.95005588467575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style-name="ce5"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style-name="ce7"/>
          <table:table-cell table:formula="of:=IF(NOT([.K18]=&quot;&quot;);CONCATENATE([.B18];&quot;,_,&quot;;[.C18];&quot;,&quot;;[.E18];&quot;,&quot;;[.D18];&quot;,&quot;;[.F18]);&quot;&quot;)" office:value-type="string" office:string-value="0.9,_,-0.0557192167069105,0.0028468145734825,7.9775301176651,6.95005588467575" calcext:value-type="string">
            <text:p>0.9,_,-0.0557192167069105,0.0028468145734825,7.9775301176651,6.95005588467575</text:p>
          </table:table-cell>
          <table:table-cell table:style-name="ce5" table:number-columns-repeated="2"/>
          <table:table-cell table:number-columns-repeated="9"/>
          <table:table-cell table:formula="of:=([.M18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-[.C19]/0.057+7)" office:value-type="float" office:value="7.95892427466314" calcext:value-type="float">
            <text:p>7.958924274663140</text:p>
          </table:table-cell>
          <table:table-cell table:style-name="ce4" table:formula="of:==IF(AND([.G19];[.I19];NOT([.C19]=&quot;None&quot;));[.E18]*[.$F$2]+[.C19]*(1-[.$F$2]);[.E18])" office:value-type="float" office:value="0.0028468145734825" calcext:value-type="float">
            <text:p>0.002846814573483</text:p>
          </table:table-cell>
          <table:table-cell table:style-name="ce4" table:formula="of:==IF(AND([.G19];[.I19];NOT([.D19]=&quot;None&quot;));[.F18]*[.$F$2]+[.D19]*(1-[.$F$2]);[.F18])" office:value-type="float" office:value="6.95005588467575" calcext:value-type="float">
            <text:p>6.95005588467575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style-name="ce5"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style-name="ce7"/>
          <table:table-cell table:formula="of:=IF(NOT([.K19]=&quot;&quot;);CONCATENATE([.B19];&quot;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M19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-[.C20]/0.057+7)" office:value-type="float" office:value="7.70554032557039" calcext:value-type="float">
            <text:p>7.705540325570390</text:p>
          </table:table-cell>
          <table:table-cell table:style-name="ce4" table:formula="of:==IF(AND([.G20];[.I20];NOT([.C20]=&quot;None&quot;));[.E19]*[.$F$2]+[.C20]*(1-[.$F$2]);[.E19])" office:value-type="float" office:value="-0.00145944673961699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7.02560432876521" calcext:value-type="float">
            <text:p>7.02560432876521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style-name="ce5"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style-name="ce7"/>
          <table:table-cell table:formula="of:=IF(NOT([.K20]=&quot;&quot;);CONCATENATE([.B20];&quot;,_,&quot;;[.C20];&quot;,&quot;;[.E20];&quot;,&quot;;[.D20];&quot;,&quot;;[.F20]);&quot;&quot;)" office:value-type="string" office:string-value="1.1,_,-0.0402157985575124,-0.00145944673961699,7.70554032557039,7.02560432876521" calcext:value-type="string">
            <text:p>1.1,_,-0.0402157985575124,-0.00145944673961699,7.70554032557039,7.02560432876521</text:p>
          </table:table-cell>
          <table:table-cell table:style-name="ce5" table:number-columns-repeated="2"/>
          <table:table-cell table:number-columns-repeated="9"/>
          <table:table-cell table:formula="of:=([.M20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-[.C21]/0.057+7)" office:value-type="float" office:value="7.27941549819893" calcext:value-type="float">
            <text:p>7.279415498198930</text:p>
          </table:table-cell>
          <table:table-cell table:style-name="ce4" table:formula="of:==IF(AND([.G21];[.I21];NOT([.C21]=&quot;None&quot;));[.E20]*[.$F$2]+[.C21]*(1-[.$F$2]);[.E20])" office:value-type="float" office:value="-0.00145944673961699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7.02560432876521" calcext:value-type="float">
            <text:p>7.02560432876521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style-name="ce5"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style-name="ce7"/>
          <table:table-cell table:formula="of:=IF(NOT([.K21]=&quot;&quot;);CONCATENATE([.B21];&quot;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-[.C22]/0.057+7)" office:value-type="float" office:value="6.78488001191218" calcext:value-type="float">
            <text:p>6.784880011912180</text:p>
          </table:table-cell>
          <table:table-cell table:style-name="ce4" table:formula="of:==IF(AND([.G22];[.I22];NOT([.C22]=&quot;None&quot;));[.E21]*[.$F$2]+[.C22]*(1-[.$F$2]);[.E21])" office:value-type="float" office:value="-0.0000873181335547437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7.00153189707991" calcext:value-type="float">
            <text:p>7.00153189707991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style-name="ce5"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style-name="ce7"/>
          <table:table-cell table:formula="of:=IF(NOT([.K22]=&quot;&quot;);CONCATENATE([.B22];&quot;,_,&quot;;[.C22];&quot;,&quot;;[.E22];&quot;,&quot;;[.D22];&quot;,&quot;;[.F22]);&quot;&quot;)" office:value-type="string" office:string-value="1.3,_,0.0122618393210055,-0.0000873181335547437,6.78488001191218,7.00153189707991" calcext:value-type="string">
            <text:p>1.3,_,0.0122618393210055,-0.0000873181335547437,6.78488001191218,7.0015318970799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-[.C23]/0.057+7)" office:value-type="float" office:value="6.34301340128121" calcext:value-type="float">
            <text:p>6.343013401281210</text:p>
          </table:table-cell>
          <table:table-cell table:style-name="ce4" table:formula="of:==IF(AND([.G23];[.I23];NOT([.C23]=&quot;None&quot;));[.E22]*[.$F$2]+[.C23]*(1-[.$F$2]);[.E22])" office:value-type="float" office:value="-0.0000873181335547437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7.00153189707991" calcext:value-type="float">
            <text:p>7.00153189707991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style-name="ce5"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style-name="ce7"/>
          <table:table-cell table:formula="of:=IF(NOT([.K23]=&quot;&quot;);CONCATENATE([.B23];&quot;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-[.C24]/0.057+7)" office:value-type="float" office:value="6.06200002322526" calcext:value-type="float">
            <text:p>6.06200002322526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6.90757870969444" calcext:value-type="float">
            <text:p>6.90757870969444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style-name="ce5"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style-name="ce7"/>
          <table:table-cell table:formula="of:=IF(NOT([.K24]=&quot;&quot;);CONCATENATE([.B24];&quot;,_,&quot;;[.C24];&quot;,&quot;;[.E24];&quot;,&quot;;[.D24];&quot;,&quot;;[.F24]);&quot;&quot;)" office:value-type="string" office:string-value="1.5,_,0.0534659986761601,0.00526801354741674,6.06200002322526,6.90757870969444" calcext:value-type="string">
            <text:p>1.5,_,0.0534659986761601,0.00526801354741674,6.06200002322526,6.90757870969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-[.C25]/0.057+7)" office:value-type="float" office:value="6.01064175337662" calcext:value-type="float">
            <text:p>6.01064175337662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6.90757870969444" calcext:value-type="float">
            <text:p>6.90757870969444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style-name="ce5"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style-name="ce7"/>
          <table:table-cell table:formula="of:=IF(NOT([.K25]=&quot;&quot;);CONCATENATE([.B25];&quot;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-[.C26]/0.057+7)" office:value-type="float" office:value="6.20151288737651" calcext:value-type="float">
            <text:p>6.201512887376510</text:p>
          </table:table-cell>
          <table:table-cell table:style-name="ce4" table:formula="of:==IF(AND([.G26];[.I26];NOT([.C26]=&quot;None&quot;));[.E25]*[.$F$2]+[.C26]*(1-[.$F$2]);[.E25])" office:value-type="float" office:value="0.00929258873462896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6.83697212746265" calcext:value-type="float">
            <text:p>6.8369721274626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style-name="ce5"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style-name="ce7"/>
          <table:table-cell table:formula="of:=IF(NOT([.K26]=&quot;&quot;);CONCATENATE([.B26];&quot;,_,&quot;;[.C26];&quot;,&quot;;[.E26];&quot;,&quot;;[.D26];&quot;,&quot;;[.F26]);&quot;&quot;)" office:value-type="string" office:string-value="1.7,_,0.0455137654195389,0.00929258873462896,6.20151288737651,6.83697212746265" calcext:value-type="string">
            <text:p>1.7,_,0.0455137654195389,0.00929258873462896,6.20151288737651,6.8369721274626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-[.C27]/0.057+7)" office:value-type="float" office:value="6.58788151475825" calcext:value-type="float">
            <text:p>6.587881514758250</text:p>
          </table:table-cell>
          <table:table-cell table:style-name="ce4" table:formula="of:==IF(AND([.G27];[.I27];NOT([.C27]=&quot;None&quot;));[.E26]*[.$F$2]+[.C27]*(1-[.$F$2]);[.E26])" office:value-type="float" office:value="0.00929258873462896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6.83697212746265" calcext:value-type="float">
            <text:p>6.8369721274626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style-name="ce5"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style-name="ce7"/>
          <table:table-cell table:formula="of:=IF(NOT([.K27]=&quot;&quot;);CONCATENATE([.B27];&quot;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-[.C28]/0.057+7)" office:value-type="float" office:value="7.07515112046181" calcext:value-type="float">
            <text:p>7.07515112046181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6.86079002676257" calcext:value-type="float">
            <text:p>6.86079002676257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style-name="ce5"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style-name="ce7"/>
          <table:table-cell table:formula="of:=IF(NOT([.K28]=&quot;&quot;);CONCATENATE([.B28];&quot;,_,&quot;;[.C28];&quot;,&quot;;[.E28];&quot;,&quot;;[.D28];&quot;,&quot;;[.F28]);&quot;&quot;)" office:value-type="string" office:string-value="1.9,_,-0.00428361386632333,0.00793496847453373,7.07515112046181,6.86079002676257" calcext:value-type="string">
            <text:p>1.9,_,-0.00428361386632333,0.00793496847453373,7.07515112046181,6.86079002676257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-[.C29]/0.057+7)" office:value-type="float" office:value="7.54402111088937" calcext:value-type="float">
            <text:p>7.54402111088937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6.86079002676257" calcext:value-type="float">
            <text:p>6.86079002676257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style-name="ce5"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style-name="ce4"/>
          <table:table-cell table:formula="of:=IF(NOT([.K29]=&quot;&quot;);CONCATENATE([.B29];&quot;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7" table:number-rows-spanned="1">
            <text:p>Controller_ph_pump</text:p>
          </table:table-cell>
          <table:covered-table-cell table:number-columns-repeated="16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ph down time</text:p>
          </table:table-cell>
          <table:table-cell office:value-type="float" office:value="0.06" calcext:value-type="float">
            <text:p>0.0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ph down volume</text:p>
          </table:table-cell>
          <table:table-cell office:value-type="float" office:value="0.3" calcext:value-type="float">
            <text:p>0.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h up time</text:p>
          </table:table-cell>
          <table:table-cell office:value-type="float" office:value="0.06" calcext:value-type="float">
            <text:p>0.0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ph up volume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office:value-type="string" calcext:value-type="string">
            <text:p>ph to V m</text:p>
          </table:table-cell>
          <table:table-cell office:value-type="float" office:value="-0.057" calcext:value-type="float">
            <text:p>-0.0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14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office:value-type="string" calcext:value-type="string">
            <text:p>Time since last write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ime output</text:p>
          </table:table-cell>
          <table:table-cell office:value-type="string" calcext:value-type="string">
            <text:p>Down output</text:p>
          </table:table-cell>
          <table:table-cell/>
          <table:table-cell office:value-type="string" calcext:value-type="string">
            <text:p>up output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Input [ voltages]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C$34])" office:value-type="boolean" office:boolean-value="false" calcext:value-type="boolean">
            <text:p>FALSE</text:p>
          </table:table-cell>
          <table:table-cell table:style-name="ce5" table:formula="of:=IF([.C39]&lt;[.$C$35])" office:value-type="boolean" office:boolean-value="false" calcext:value-type="boolean">
            <text:p>FALSE</text:p>
          </table:table-cell>
          <table:table-cell table:style-name="ce5" table:formula="of:=IF([.C39]&gt;[.$C$36])" office:value-type="boolean" office:boolean-value="false" calcext:value-type="boolean">
            <text:p>FALSE</text:p>
          </table:table-cell>
          <table:table-cell table:style-name="ce14" office:value-type="float" office:value="-10" calcext:value-type="float">
            <text:p>-10.0</text:p>
          </table:table-cell>
          <table:table-cell table:style-name="ce5" table:formula="of:=IF(AND([.B39]-[.$C$32]&gt;[.G39];[.D39]))" office:value-type="boolean" office:boolean-value="false" calcext:value-type="boolean">
            <text:p>FALSE</text:p>
          </table:table-cell>
          <table:table-cell table:style-name="ce5" table:formula="of:=AND([.D39];OR([.E39];[.F39]);[.H39])" office:value-type="boolean" office:boolean-value="false" calcext:value-type="boolean">
            <text:p>FALSE</text:p>
          </table:table-cell>
          <table:table-cell table:style-name="ce15" table:formula="of:=IF([.I39];COM.MICROSOFT.CONCAT([.B39];&quot;,_,_,&quot;);&quot;&quot;)">
            <text:p/>
          </table:table-cell>
          <table:table-cell table:formula="of:=IF(AND([.I39];[.F39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39];[.E39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39];COM.MICROSOFT.CONCAT([.J39];[.K39];[.M39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39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C$34])" office:value-type="boolean" office:boolean-value="false" calcext:value-type="boolean">
            <text:p>FALSE</text:p>
          </table:table-cell>
          <table:table-cell table:style-name="ce5" table:formula="of:=IF([.C40]&lt;[.$C$35])" office:value-type="boolean" office:boolean-value="true" calcext:value-type="boolean">
            <text:p>TRUE</text:p>
          </table:table-cell>
          <table:table-cell table:style-name="ce5" table:formula="of:=IF([.C40]&gt;[.$C$36])" office:value-type="boolean" office:boolean-value="false" calcext:value-type="boolean">
            <text:p>FALSE</text:p>
          </table:table-cell>
          <table:table-cell table:style-name="ce14" table:formula="of:=IF([.H39];[.B39];[.G39])" office:value-type="float" office:value="-10" calcext:value-type="float">
            <text:p>-10.0</text:p>
          </table:table-cell>
          <table:table-cell table:style-name="ce5" table:formula="of:=IF(AND([.B40]-[.$C$32]&gt;[.G40];[.D40]))" office:value-type="boolean" office:boolean-value="false" calcext:value-type="boolean">
            <text:p>FALSE</text:p>
          </table:table-cell>
          <table:table-cell table:style-name="ce5" table:formula="of:=AND([.D40];OR([.E40];[.F40]);[.H40])" office:value-type="boolean" office:boolean-value="false" calcext:value-type="boolean">
            <text:p>FALSE</text:p>
          </table:table-cell>
          <table:table-cell table:style-name="ce15" table:formula="of:=IF([.I40];COM.MICROSOFT.CONCAT([.B40];&quot;,_,_,&quot;);&quot;&quot;)">
            <text:p/>
          </table:table-cell>
          <table:table-cell table:formula="of:=IF(AND([.I40];[.F40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0];[.E40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0];COM.MICROSOFT.CONCAT([.J40];[.K40];[.M40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0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C$34])" office:value-type="boolean" office:boolean-value="false" calcext:value-type="boolean">
            <text:p>FALSE</text:p>
          </table:table-cell>
          <table:table-cell table:style-name="ce5" table:formula="of:=IF([.C41]&lt;[.$C$35])" office:value-type="boolean" office:boolean-value="false" calcext:value-type="boolean">
            <text:p>FALSE</text:p>
          </table:table-cell>
          <table:table-cell table:style-name="ce5" table:formula="of:=IF([.C41]&gt;[.$C$36])" office:value-type="boolean" office:boolean-value="true" calcext:value-type="boolean">
            <text:p>TRUE</text:p>
          </table:table-cell>
          <table:table-cell table:style-name="ce14" table:formula="of:=IF([.H40];[.B40];[.G40])" office:value-type="float" office:value="-10" calcext:value-type="float">
            <text:p>-10.0</text:p>
          </table:table-cell>
          <table:table-cell table:style-name="ce5" table:formula="of:=IF(AND([.B41]-[.$C$32]&gt;[.G41];[.D41]))" office:value-type="boolean" office:boolean-value="false" calcext:value-type="boolean">
            <text:p>FALSE</text:p>
          </table:table-cell>
          <table:table-cell table:style-name="ce5" table:formula="of:=AND([.D41];OR([.E41];[.F41]);[.H41])" office:value-type="boolean" office:boolean-value="false" calcext:value-type="boolean">
            <text:p>FALSE</text:p>
          </table:table-cell>
          <table:table-cell table:style-name="ce15" table:formula="of:=IF([.I41];COM.MICROSOFT.CONCAT([.B41];&quot;,_,_,&quot;);&quot;&quot;)">
            <text:p/>
          </table:table-cell>
          <table:table-cell table:formula="of:=IF(AND([.I41];[.F41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1];[.E41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1];COM.MICROSOFT.CONCAT([.J41];[.K41];[.M41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1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C$34])" office:value-type="boolean" office:boolean-value="true" calcext:value-type="boolean">
            <text:p>TRUE</text:p>
          </table:table-cell>
          <table:table-cell table:style-name="ce5" table:formula="of:=IF([.C42]&lt;[.$C$35])" office:value-type="boolean" office:boolean-value="false" calcext:value-type="boolean">
            <text:p>FALSE</text:p>
          </table:table-cell>
          <table:table-cell table:style-name="ce5" table:formula="of:=IF([.C42]&gt;[.$C$36])" office:value-type="boolean" office:boolean-value="false" calcext:value-type="boolean">
            <text:p>FALSE</text:p>
          </table:table-cell>
          <table:table-cell table:style-name="ce14" table:formula="of:=IF([.H41];[.B41];[.G41])" office:value-type="float" office:value="-10" calcext:value-type="float">
            <text:p>-10.0</text:p>
          </table:table-cell>
          <table:table-cell table:style-name="ce5" table:formula="of:=IF(AND([.B42]-[.$C$32]&gt;[.G42];[.D42]))" office:value-type="boolean" office:boolean-value="true" calcext:value-type="boolean">
            <text:p>TRUE</text:p>
          </table:table-cell>
          <table:table-cell table:style-name="ce5" table:formula="of:=AND([.D42];OR([.E42];[.F42]);[.H42])" office:value-type="boolean" office:boolean-value="false" calcext:value-type="boolean">
            <text:p>FALSE</text:p>
          </table:table-cell>
          <table:table-cell table:style-name="ce15" table:formula="of:=IF([.I42];COM.MICROSOFT.CONCAT([.B42];&quot;,_,_,&quot;);&quot;&quot;)">
            <text:p/>
          </table:table-cell>
          <table:table-cell table:formula="of:=IF(AND([.I42];[.F42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2];[.E42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2];COM.MICROSOFT.CONCAT([.J42];[.K42];[.M42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2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C$34])" office:value-type="boolean" office:boolean-value="true" calcext:value-type="boolean">
            <text:p>TRUE</text:p>
          </table:table-cell>
          <table:table-cell table:style-name="ce5" table:formula="of:=IF([.C43]&lt;[.$C$35])" office:value-type="boolean" office:boolean-value="true" calcext:value-type="boolean">
            <text:p>TRUE</text:p>
          </table:table-cell>
          <table:table-cell table:style-name="ce5" table:formula="of:=IF([.C43]&gt;[.$C$36])" office:value-type="boolean" office:boolean-value="false" calcext:value-type="boolean">
            <text:p>FALSE</text:p>
          </table:table-cell>
          <table:table-cell table:style-name="ce14" table:formula="of:=IF([.H42];[.B42];[.G42])" office:value-type="float" office:value="0.3" calcext:value-type="float">
            <text:p>0.3</text:p>
          </table:table-cell>
          <table:table-cell table:style-name="ce5" table:formula="of:=IF(AND([.B43]-[.$C$32]&gt;[.G43];[.D43]))" office:value-type="boolean" office:boolean-value="false" calcext:value-type="boolean">
            <text:p>FALSE</text:p>
          </table:table-cell>
          <table:table-cell table:style-name="ce5" table:formula="of:=AND([.D43];OR([.E43];[.F43]);[.H43])" office:value-type="boolean" office:boolean-value="false" calcext:value-type="boolean">
            <text:p>FALSE</text:p>
          </table:table-cell>
          <table:table-cell table:style-name="ce15" table:formula="of:=IF([.I43];COM.MICROSOFT.CONCAT([.B43];&quot;,_,_,&quot;);&quot;&quot;)">
            <text:p/>
          </table:table-cell>
          <table:table-cell table:formula="of:=IF(AND([.I43];[.F43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3];[.E43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3];COM.MICROSOFT.CONCAT([.J43];[.K43];[.M43]);&quot;&quot;)">
            <text:p/>
          </table:table-cell>
          <table:table-cell/>
          <table:table-cell office:value-type="string" calcext:value-type="string">
            <text:p>test control every, no output</text:p>
          </table:table-cell>
          <table:table-cell table:number-columns-repeated="2"/>
          <table:table-cell table:style-name="ce2" table:formula="of:=([.C43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C$34])" office:value-type="boolean" office:boolean-value="true" calcext:value-type="boolean">
            <text:p>TRUE</text:p>
          </table:table-cell>
          <table:table-cell table:style-name="ce5" table:formula="of:=IF([.C44]&lt;[.$C$35])" office:value-type="boolean" office:boolean-value="true" calcext:value-type="boolean">
            <text:p>TRUE</text:p>
          </table:table-cell>
          <table:table-cell table:style-name="ce5" table:formula="of:=IF([.C44]&gt;[.$C$36])" office:value-type="boolean" office:boolean-value="false" calcext:value-type="boolean">
            <text:p>FALSE</text:p>
          </table:table-cell>
          <table:table-cell table:style-name="ce14" table:formula="of:=IF([.H43];[.B43];[.G43])" office:value-type="float" office:value="0.3" calcext:value-type="float">
            <text:p>0.3</text:p>
          </table:table-cell>
          <table:table-cell table:style-name="ce5" table:formula="of:=IF(AND([.B44]-[.$C$32]&gt;[.G44];[.D44]))" office:value-type="boolean" office:boolean-value="true" calcext:value-type="boolean">
            <text:p>TRUE</text:p>
          </table:table-cell>
          <table:table-cell table:style-name="ce5" table:formula="of:=AND([.D44];OR([.E44];[.F44]);[.H44])" office:value-type="boolean" office:boolean-value="true" calcext:value-type="boolean">
            <text:p>TRUE</text:p>
          </table:table-cell>
          <table:table-cell table:style-name="ce15" table:formula="of:=IF([.I44];COM.MICROSOFT.CONCAT([.B44];&quot;,_,_,&quot;);&quot;&quot;)" office:value-type="string" office:string-value="0.5,_,_," calcext:value-type="string">
            <text:p>0.5,_,_,</text:p>
          </table:table-cell>
          <table:table-cell table:formula="of:=IF(AND([.I44];[.F44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4];[.E44]);COM.MICROSOFT.CONCAT([.$F$34];&quot;,&quot;;[.$F$35]);&quot;0,0&quot;)" office:value-type="string" office:string-value="0.06,0.3" calcext:value-type="string">
            <text:p>0.06,0.3</text:p>
          </table:table-cell>
          <table:table-cell table:style-name="ce15" table:formula="of:=IF([.I44];COM.MICROSOFT.CONCAT([.J44];[.K44];[.M44]);&quot;&quot;)" office:value-type="string" office:string-value="0.5,_,_,0,0,0.06,0.3" calcext:value-type="string">
            <text:p>0.5,_,_,0,0,0.06,0.3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4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C$34])" office:value-type="boolean" office:boolean-value="true" calcext:value-type="boolean">
            <text:p>TRUE</text:p>
          </table:table-cell>
          <table:table-cell table:style-name="ce5" table:formula="of:=IF([.C45]&lt;[.$C$35])" office:value-type="boolean" office:boolean-value="false" calcext:value-type="boolean">
            <text:p>FALSE</text:p>
          </table:table-cell>
          <table:table-cell table:style-name="ce5" table:formula="of:=IF([.C45]&gt;[.$C$36])" office:value-type="boolean" office:boolean-value="false" calcext:value-type="boolean">
            <text:p>FALSE</text:p>
          </table:table-cell>
          <table:table-cell table:style-name="ce14" table:formula="of:=IF([.H44];[.B44];[.G44])" office:value-type="float" office:value="0.5" calcext:value-type="float">
            <text:p>0.5</text:p>
          </table:table-cell>
          <table:table-cell table:style-name="ce5" table:formula="of:=IF(AND([.B45]-[.$C$32]&gt;[.G45];[.D45]))" office:value-type="boolean" office:boolean-value="false" calcext:value-type="boolean">
            <text:p>FALSE</text:p>
          </table:table-cell>
          <table:table-cell table:style-name="ce5" table:formula="of:=AND([.D45];OR([.E45];[.F45]);[.H45])" office:value-type="boolean" office:boolean-value="false" calcext:value-type="boolean">
            <text:p>FALSE</text:p>
          </table:table-cell>
          <table:table-cell table:style-name="ce15" table:formula="of:=IF([.I45];COM.MICROSOFT.CONCAT([.B45];&quot;,_,_,&quot;);&quot;&quot;)">
            <text:p/>
          </table:table-cell>
          <table:table-cell table:formula="of:=IF(AND([.I45];[.F45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5];[.E45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5];COM.MICROSOFT.CONCAT([.J45];[.K45];[.M45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5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C$34])" office:value-type="boolean" office:boolean-value="true" calcext:value-type="boolean">
            <text:p>TRUE</text:p>
          </table:table-cell>
          <table:table-cell table:style-name="ce5" table:formula="of:=IF([.C46]&lt;[.$C$35])" office:value-type="boolean" office:boolean-value="false" calcext:value-type="boolean">
            <text:p>FALSE</text:p>
          </table:table-cell>
          <table:table-cell table:style-name="ce5" table:formula="of:=IF([.C46]&gt;[.$C$36])" office:value-type="boolean" office:boolean-value="true" calcext:value-type="boolean">
            <text:p>TRUE</text:p>
          </table:table-cell>
          <table:table-cell table:style-name="ce14" table:formula="of:=IF([.H45];[.B45];[.G45])" office:value-type="float" office:value="0.5" calcext:value-type="float">
            <text:p>0.5</text:p>
          </table:table-cell>
          <table:table-cell table:style-name="ce5" table:formula="of:=IF(AND([.B46]-[.$C$32]&gt;[.G46];[.D46]))" office:value-type="boolean" office:boolean-value="true" calcext:value-type="boolean">
            <text:p>TRUE</text:p>
          </table:table-cell>
          <table:table-cell table:style-name="ce5" table:formula="of:=AND([.D46];OR([.E46];[.F46]);[.H46])" office:value-type="boolean" office:boolean-value="true" calcext:value-type="boolean">
            <text:p>TRUE</text:p>
          </table:table-cell>
          <table:table-cell table:style-name="ce15" table:formula="of:=IF([.I46];COM.MICROSOFT.CONCAT([.B46];&quot;,_,_,&quot;);&quot;&quot;)" office:value-type="string" office:string-value="0.7,_,_," calcext:value-type="string">
            <text:p>0.7,_,_,</text:p>
          </table:table-cell>
          <table:table-cell table:formula="of:=IF(AND([.I46];[.F46]);COM.MICROSOFT.CONCAT([.$F$32];&quot;,&quot;;[.$F$33];&quot;,&quot;);&quot;0,0,&quot;)" office:value-type="string" office:string-value="0.06,0.3," calcext:value-type="string">
            <text:p>0.06,0.3,</text:p>
          </table:table-cell>
          <table:table-cell/>
          <table:table-cell table:formula="of:=IF(AND([.I46];[.E46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6];COM.MICROSOFT.CONCAT([.J46];[.K46];[.M46]);&quot;&quot;)" office:value-type="string" office:string-value="0.7,_,_,0.06,0.3,0,0" calcext:value-type="string">
            <text:p>0.7,_,_,0.06,0.3,0,0</text:p>
          </table:table-cell>
          <table:table-cell/>
          <table:table-cell office:value-type="string" calcext:value-type="string">
            <text:p>will dispense from ph down</text:p>
          </table:table-cell>
          <table:table-cell table:number-columns-repeated="2"/>
          <table:table-cell table:style-name="ce2" table:formula="of:=([.C46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C$34])" office:value-type="boolean" office:boolean-value="true" calcext:value-type="boolean">
            <text:p>TRUE</text:p>
          </table:table-cell>
          <table:table-cell table:style-name="ce5" table:formula="of:=IF([.C47]&lt;[.$C$35])" office:value-type="boolean" office:boolean-value="false" calcext:value-type="boolean">
            <text:p>FALSE</text:p>
          </table:table-cell>
          <table:table-cell table:style-name="ce5" table:formula="of:=IF([.C47]&gt;[.$C$36])" office:value-type="boolean" office:boolean-value="true" calcext:value-type="boolean">
            <text:p>TRUE</text:p>
          </table:table-cell>
          <table:table-cell table:style-name="ce14" table:formula="of:=IF([.H46];[.B46];[.G46])" office:value-type="float" office:value="0.7" calcext:value-type="float">
            <text:p>0.7</text:p>
          </table:table-cell>
          <table:table-cell table:style-name="ce5" table:formula="of:=IF(AND([.B47]-[.$C$32]&gt;[.G47];[.D47]))" office:value-type="boolean" office:boolean-value="false" calcext:value-type="boolean">
            <text:p>FALSE</text:p>
          </table:table-cell>
          <table:table-cell table:style-name="ce5" table:formula="of:=AND([.D47];OR([.E47];[.F47]);[.H47])" office:value-type="boolean" office:boolean-value="false" calcext:value-type="boolean">
            <text:p>FALSE</text:p>
          </table:table-cell>
          <table:table-cell table:style-name="ce15" table:formula="of:=IF([.I47];COM.MICROSOFT.CONCAT([.B47];&quot;,_,_,&quot;);&quot;&quot;)">
            <text:p/>
          </table:table-cell>
          <table:table-cell table:formula="of:=IF(AND([.I47];[.F47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7];[.E47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7];COM.MICROSOFT.CONCAT([.J47];[.K47];[.M47]);&quot;&quot;)">
            <text:p/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7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C$34])" office:value-type="boolean" office:boolean-value="true" calcext:value-type="boolean">
            <text:p>TRUE</text:p>
          </table:table-cell>
          <table:table-cell table:style-name="ce5" table:formula="of:=IF([.C48]&lt;[.$C$35])" office:value-type="boolean" office:boolean-value="false" calcext:value-type="boolean">
            <text:p>FALSE</text:p>
          </table:table-cell>
          <table:table-cell table:style-name="ce5" table:formula="of:=IF([.C48]&gt;[.$C$36])" office:value-type="boolean" office:boolean-value="false" calcext:value-type="boolean">
            <text:p>FALSE</text:p>
          </table:table-cell>
          <table:table-cell table:style-name="ce14" table:formula="of:=IF([.H47];[.B47];[.G47])" office:value-type="float" office:value="0.7" calcext:value-type="float">
            <text:p>0.7</text:p>
          </table:table-cell>
          <table:table-cell table:style-name="ce5" table:formula="of:=IF(AND([.B48]-[.$C$32]&gt;[.G48];[.D48]))" office:value-type="boolean" office:boolean-value="true" calcext:value-type="boolean">
            <text:p>TRUE</text:p>
          </table:table-cell>
          <table:table-cell table:style-name="ce5" table:formula="of:=AND([.D48];OR([.E48];[.F48]);[.H48])" office:value-type="boolean" office:boolean-value="false" calcext:value-type="boolean">
            <text:p>FALSE</text:p>
          </table:table-cell>
          <table:table-cell table:style-name="ce15" table:formula="of:=IF([.I48];COM.MICROSOFT.CONCAT([.B48];&quot;,_,_,&quot;);&quot;&quot;)">
            <text:p/>
          </table:table-cell>
          <table:table-cell table:formula="of:=IF(AND([.I48];[.F48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8];[.E48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8];COM.MICROSOFT.CONCAT([.J48];[.K48];[.M48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8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17" table:number-rows-spanned="1">
            <text:p>Temp and humidity</text:p>
          </table:table-cell>
          <table:covered-table-cell table:style-name="ce1"/>
          <table:covered-table-cell table:number-columns-repeated="15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 table:number-columns-repeated="9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 table:number-columns-repeated="2"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style-name="ce5"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N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style-name="ce5"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style-name="ce2" table:formula="of:=IF(AND([.I64];[.K64]);[.B64];[.J64])" office:value-type="float" office:value="0" calcext:value-type="float">
            <text:p>0.00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N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style-name="ce5"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style-name="ce2" table:formula="of:=IF(AND([.I65];[.K65]);[.B65];[.J65])" office:value-type="float" office:value="0" calcext:value-type="float">
            <text:p>0.00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N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style-name="ce5"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style-name="ce2" table:formula="of:=IF(AND([.I66];[.K66]);[.B66];[.J66])" office:value-type="float" office:value="0" calcext:value-type="float">
            <text:p>0.00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N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style-name="ce5"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style-name="ce2" table:formula="of:=IF(AND([.I67];[.K67]);[.B67];[.J67])" office:value-type="float" office:value="0.3" calcext:value-type="float">
            <text:p>0.300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N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style-name="ce5"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style-name="ce2" table:formula="of:=IF(AND([.I68];[.K68]);[.B68];[.J68])" office:value-type="float" office:value="0.3" calcext:value-type="float">
            <text:p>0.300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N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style-name="ce5"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style-name="ce2" table:formula="of:=IF(AND([.I69];[.K69]);[.B69];[.J69])" office:value-type="float" office:value="0.3" calcext:value-type="float">
            <text:p>0.300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N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style-name="ce5"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style-name="ce2" table:formula="of:=IF(AND([.I70];[.K70]);[.B70];[.J70])" office:value-type="float" office:value="0.6" calcext:value-type="float">
            <text:p>0.600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N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style-name="ce5"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style-name="ce2" table:formula="of:=IF(AND([.I71];[.K71]);[.B71];[.J71])" office:value-type="float" office:value="0.6" calcext:value-type="float">
            <text:p>0.600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N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style-name="ce5"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style-name="ce2" table:formula="of:=IF(AND([.I72];[.K72]);[.B72];[.J72])" office:value-type="float" office:value="0.6" calcext:value-type="float">
            <text:p>0.600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N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style-name="ce5"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style-name="ce2" table:formula="of:=IF(AND([.I73];[.K73]);[.B73];[.J73])" office:value-type="float" office:value="0.6" calcext:value-type="float">
            <text:p>0.600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N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office:value-type="string" calcext:value-type="string">
            <text:p>Volume Sensor</text:p>
          </table:table-cell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Calibration Data</text:p>
          </table:table-cell>
          <table:covered-table-cell/>
          <table:covered-table-cell table:style-name="ce6"/>
          <table:covered-table-cell/>
          <table:table-cell/>
          <table:table-cell table:style-name="ce6"/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m to seconds</text:p>
          </table:table-cell>
          <table:table-cell office:value-type="float" office:value="18750" calcext:value-type="float">
            <text:p>18750</text:p>
          </table:table-cell>
          <table:table-cell table:style-name="ce6" office:value-type="string" calcext:value-type="string">
            <text:p>cm/s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/>
          <table:table-cell office:value-type="string" calcext:value-type="string">
            <text:p>tank dep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m per gallon</text:p>
          </table:table-cell>
          <table:table-cell table:formula="of:=0.75*2.54" office:value-type="float" office:value="1.905" calcext:value-type="float">
            <text:p>1.905</text:p>
          </table:table-cell>
          <table:table-cell office:value-type="string" calcext:value-type="string">
            <text:p>cm/gallon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teration/Volume</text:p>
          </table:table-cell>
          <table:table-cell office:value-type="string" calcext:value-type="string">
            <text:p>Water Depth [cm]</text:p>
          </table:table-cell>
          <table:table-cell office:value-type="string" calcext:value-type="string">
            <text:p>Measurement [cm]</text:p>
          </table:table-cell>
          <table:table-cell office:value-type="string" calcext:value-type="string">
            <text:p>Pulse duration [seconds]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6]*[.$C$83]" office:value-type="float" office:value="0" calcext:value-type="float">
            <text:p>0</text:p>
          </table:table-cell>
          <table:table-cell table:formula="of:=[.$C$82]-[.C86]" office:value-type="float" office:value="30" calcext:value-type="float">
            <text:p>30</text:p>
          </table:table-cell>
          <table:table-cell table:style-name="ce17" table:formula="of:=[.D86]/[.$C$81]" office:value-type="float" office:value="0.0016" calcext:value-type="float">
            <text:p>0.00160000</text:p>
          </table:table-cell>
          <table:table-cell table:number-columns-repeated="20"/>
        </table:table-row>
        <table:table-row table:style-name="ro1">
          <table:table-cell/>
          <table:table-cell table:formula="of:=[.B86]+1" office:value-type="float" office:value="1" calcext:value-type="float">
            <text:p>1</text:p>
          </table:table-cell>
          <table:table-cell table:formula="of:=[.B87]*[.$C$83]" office:value-type="float" office:value="1.905" calcext:value-type="float">
            <text:p>1.905</text:p>
          </table:table-cell>
          <table:table-cell table:formula="of:=[.$C$82]-[.C87]" office:value-type="float" office:value="28.095" calcext:value-type="float">
            <text:p>28.095</text:p>
          </table:table-cell>
          <table:table-cell table:style-name="ce17" table:formula="of:=[.D87]/[.$C$81]" office:value-type="float" office:value="0.0014984" calcext:value-type="float">
            <text:p>0.00149840</text:p>
          </table:table-cell>
          <table:table-cell table:number-columns-repeated="20"/>
        </table:table-row>
        <table:table-row table:style-name="ro1">
          <table:table-cell/>
          <table:table-cell table:formula="of:=[.B87]+1" office:value-type="float" office:value="2" calcext:value-type="float">
            <text:p>2</text:p>
          </table:table-cell>
          <table:table-cell table:formula="of:=[.B88]*[.$C$83]" office:value-type="float" office:value="3.81" calcext:value-type="float">
            <text:p>3.81</text:p>
          </table:table-cell>
          <table:table-cell table:formula="of:=[.$C$82]-[.C88]" office:value-type="float" office:value="26.19" calcext:value-type="float">
            <text:p>26.19</text:p>
          </table:table-cell>
          <table:table-cell table:style-name="ce17" table:formula="of:=[.D88]/[.$C$81]" office:value-type="float" office:value="0.0013968" calcext:value-type="float">
            <text:p>0.00139680</text:p>
          </table:table-cell>
          <table:table-cell table:number-columns-repeated="20"/>
        </table:table-row>
        <table:table-row table:style-name="ro1">
          <table:table-cell/>
          <table:table-cell table:formula="of:=[.B88]+1" office:value-type="float" office:value="3" calcext:value-type="float">
            <text:p>3</text:p>
          </table:table-cell>
          <table:table-cell table:formula="of:=[.B89]*[.$C$83]" office:value-type="float" office:value="5.715" calcext:value-type="float">
            <text:p>5.715</text:p>
          </table:table-cell>
          <table:table-cell table:formula="of:=[.$C$82]-[.C89]" office:value-type="float" office:value="24.285" calcext:value-type="float">
            <text:p>24.285</text:p>
          </table:table-cell>
          <table:table-cell table:style-name="ce17" table:formula="of:=[.D89]/[.$C$81]" office:value-type="float" office:value="0.0012952" calcext:value-type="float">
            <text:p>0.00129520</text:p>
          </table:table-cell>
          <table:table-cell table:number-columns-repeated="20"/>
        </table:table-row>
        <table:table-row table:style-name="ro1">
          <table:table-cell/>
          <table:table-cell table:formula="of:=[.B89]+1" office:value-type="float" office:value="4" calcext:value-type="float">
            <text:p>4</text:p>
          </table:table-cell>
          <table:table-cell table:formula="of:=[.B90]*[.$C$83]" office:value-type="float" office:value="7.62" calcext:value-type="float">
            <text:p>7.62</text:p>
          </table:table-cell>
          <table:table-cell table:formula="of:=[.$C$82]-[.C90]" office:value-type="float" office:value="22.38" calcext:value-type="float">
            <text:p>22.38</text:p>
          </table:table-cell>
          <table:table-cell table:style-name="ce17" table:formula="of:=[.D90]/[.$C$81]" office:value-type="float" office:value="0.0011936" calcext:value-type="float">
            <text:p>0.00119360</text:p>
          </table:table-cell>
          <table:table-cell table:number-columns-repeated="20"/>
        </table:table-row>
        <table:table-row table:style-name="ro1">
          <table:table-cell/>
          <table:table-cell table:formula="of:=[.B90]+1" office:value-type="float" office:value="5" calcext:value-type="float">
            <text:p>5</text:p>
          </table:table-cell>
          <table:table-cell table:formula="of:=[.B91]*[.$C$83]" office:value-type="float" office:value="9.525" calcext:value-type="float">
            <text:p>9.525</text:p>
          </table:table-cell>
          <table:table-cell table:formula="of:=[.$C$82]-[.C91]" office:value-type="float" office:value="20.475" calcext:value-type="float">
            <text:p>20.475</text:p>
          </table:table-cell>
          <table:table-cell table:style-name="ce17" table:formula="of:=[.D91]/[.$C$81]" office:value-type="float" office:value="0.001092" calcext:value-type="float">
            <text:p>0.00109200</text:p>
          </table:table-cell>
          <table:table-cell table:number-columns-repeated="20"/>
        </table:table-row>
        <table:table-row table:style-name="ro1">
          <table:table-cell/>
          <table:table-cell table:formula="of:=[.B91]+1" office:value-type="float" office:value="6" calcext:value-type="float">
            <text:p>6</text:p>
          </table:table-cell>
          <table:table-cell table:formula="of:=[.B92]*[.$C$83]" office:value-type="float" office:value="11.43" calcext:value-type="float">
            <text:p>11.43</text:p>
          </table:table-cell>
          <table:table-cell table:formula="of:=[.$C$82]-[.C92]" office:value-type="float" office:value="18.57" calcext:value-type="float">
            <text:p>18.57</text:p>
          </table:table-cell>
          <table:table-cell table:style-name="ce17" table:formula="of:=[.D92]/[.$C$81]" office:value-type="float" office:value="0.0009904" calcext:value-type="float">
            <text:p>0.00099040</text:p>
          </table:table-cell>
          <table:table-cell table:number-columns-repeated="20"/>
        </table:table-row>
        <table:table-row table:style-name="ro1">
          <table:table-cell/>
          <table:table-cell table:formula="of:=[.B92]+1" office:value-type="float" office:value="7" calcext:value-type="float">
            <text:p>7</text:p>
          </table:table-cell>
          <table:table-cell table:formula="of:=[.B93]*[.$C$83]" office:value-type="float" office:value="13.335" calcext:value-type="float">
            <text:p>13.335</text:p>
          </table:table-cell>
          <table:table-cell table:formula="of:=[.$C$82]-[.C93]" office:value-type="float" office:value="16.665" calcext:value-type="float">
            <text:p>16.665</text:p>
          </table:table-cell>
          <table:table-cell table:style-name="ce17" table:formula="of:=[.D93]/[.$C$81]" office:value-type="float" office:value="0.0008888" calcext:value-type="float">
            <text:p>0.00088880</text:p>
          </table:table-cell>
          <table:table-cell table:number-columns-repeated="20"/>
        </table:table-row>
        <table:table-row table:style-name="ro1">
          <table:table-cell/>
          <table:table-cell table:formula="of:=[.B93]+1" office:value-type="float" office:value="8" calcext:value-type="float">
            <text:p>8</text:p>
          </table:table-cell>
          <table:table-cell table:formula="of:=[.B94]*[.$C$83]" office:value-type="float" office:value="15.24" calcext:value-type="float">
            <text:p>15.24</text:p>
          </table:table-cell>
          <table:table-cell table:formula="of:=[.$C$82]-[.C94]" office:value-type="float" office:value="14.76" calcext:value-type="float">
            <text:p>14.76</text:p>
          </table:table-cell>
          <table:table-cell table:style-name="ce17" table:formula="of:=[.D94]/[.$C$81]" office:value-type="float" office:value="0.0007872" calcext:value-type="float">
            <text:p>0.00078720</text:p>
          </table:table-cell>
          <table:table-cell table:number-columns-repeated="20"/>
        </table:table-row>
        <table:table-row table:style-name="ro1">
          <table:table-cell/>
          <table:table-cell table:formula="of:=[.B94]+1" office:value-type="float" office:value="9" calcext:value-type="float">
            <text:p>9</text:p>
          </table:table-cell>
          <table:table-cell table:formula="of:=[.B95]*[.$C$83]" office:value-type="float" office:value="17.145" calcext:value-type="float">
            <text:p>17.145</text:p>
          </table:table-cell>
          <table:table-cell table:formula="of:=[.$C$82]-[.C95]" office:value-type="float" office:value="12.855" calcext:value-type="float">
            <text:p>12.855</text:p>
          </table:table-cell>
          <table:table-cell table:style-name="ce17" table:formula="of:=[.D95]/[.$C$81]" office:value-type="float" office:value="0.0006856" calcext:value-type="float">
            <text:p>0.00068560</text:p>
          </table:table-cell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/>
          <table:table-cell table:formula="of:=[.B95]+1" office:value-type="float" office:value="10" calcext:value-type="float">
            <text:p>10</text:p>
          </table:table-cell>
          <table:table-cell table:formula="of:=[.B96]*[.$C$83]" office:value-type="float" office:value="19.05" calcext:value-type="float">
            <text:p>19.05</text:p>
          </table:table-cell>
          <table:table-cell table:formula="of:=[.$C$82]-[.C96]" office:value-type="float" office:value="10.95" calcext:value-type="float">
            <text:p>10.95</text:p>
          </table:table-cell>
          <table:table-cell table:style-name="ce17" table:formula="of:=[.D96]/[.$C$81]" office:value-type="float" office:value="0.000584" calcext:value-type="float">
            <text:p>0.00058400</text:p>
          </table:table-cell>
          <table:table-cell table:number-columns-repeated="20"/>
        </table:table-row>
        <table:table-row table:style-name="ro1">
          <table:table-cell/>
          <table:table-cell table:formula="of:=[.B96]+1" office:value-type="float" office:value="11" calcext:value-type="float">
            <text:p>11</text:p>
          </table:table-cell>
          <table:table-cell table:formula="of:=[.B97]*[.$C$83]" office:value-type="float" office:value="20.955" calcext:value-type="float">
            <text:p>20.955</text:p>
          </table:table-cell>
          <table:table-cell table:formula="of:=[.$C$82]-[.C97]" office:value-type="float" office:value="9.045" calcext:value-type="float">
            <text:p>9.045</text:p>
          </table:table-cell>
          <table:table-cell table:style-name="ce17" table:formula="of:=[.D97]/[.$C$81]" office:value-type="float" office:value="0.0004824" calcext:value-type="float">
            <text:p>0.00048240</text:p>
          </table:table-cell>
          <table:table-cell table:number-columns-repeated="20"/>
        </table:table-row>
        <table:table-row table:style-name="ro1">
          <table:table-cell/>
          <table:table-cell table:formula="of:=[.B97]+1" office:value-type="float" office:value="12" calcext:value-type="float">
            <text:p>12</text:p>
          </table:table-cell>
          <table:table-cell table:formula="of:=[.B98]*[.$C$83]" office:value-type="float" office:value="22.86" calcext:value-type="float">
            <text:p>22.86</text:p>
          </table:table-cell>
          <table:table-cell table:formula="of:=[.$C$82]-[.C98]" office:value-type="float" office:value="7.14" calcext:value-type="float">
            <text:p>7.14</text:p>
          </table:table-cell>
          <table:table-cell table:style-name="ce17" table:formula="of:=[.D98]/[.$C$81]" office:value-type="float" office:value="0.0003808" calcext:value-type="float">
            <text:p>0.0003808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7"/>
          <table:table-cell table:number-columns-repeated="20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d 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verage Factor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volume</text:p>
          </table:table-cell>
          <table:table-cell office:value-type="string" calcext:value-type="string">
            <text:p>Error 1</text:p>
          </table:table-cell>
          <table:table-cell office:value-type="string" calcext:value-type="string">
            <text:p>Error 2</text:p>
          </table:table-cell>
          <table:table-cell office:value-type="string" calcext:value-type="string">
            <text:p>Volume 1</text:p>
          </table:table-cell>
          <table:table-cell office:value-type="string" calcext:value-type="string">
            <text:p>Volume 2</text:p>
          </table:table-cell>
          <table:table-cell office:value-type="string" calcext:value-type="string">
            <text:p>Measurement 1</text:p>
          </table:table-cell>
          <table:table-cell office:value-type="string" calcext:value-type="string">
            <text:p>Measurement 2</text:p>
          </table:table-cell>
          <table:table-cell office:value-type="string" calcext:value-type="string">
            <text:p>Reader Output</text:p>
          </table:table-cell>
          <table:table-cell office:value-type="string" calcext:value-type="string">
            <text:p>Computed Volume</text:p>
          </table:table-cell>
          <table:table-cell/>
          <table:table-cell office:value-type="string" calcext:value-type="string">
            <text:p>Reading Avg</text:p>
          </table:table-cell>
          <table:table-cell office:value-type="string" calcext:value-type="string">
            <text:p>Volume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read</text:p>
          </table:table-cell>
          <table:table-cell office:value-type="string" calcext:value-type="string">
            <text:p>Can read by last valid</text:p>
          </table:table-cell>
          <table:table-cell office:value-type="string" calcext:value-type="string">
            <text:p>Should Output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table:style-name="ce19" office:value-type="float" office:value="0" calcext:value-type="float">
            <text:p>0.000000000</text:p>
          </table:table-cell>
          <table:table-cell table:style-name="ce21" office:value-type="float" office:value="0" calcext:value-type="float">
            <text:p>0.000000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table:formula="of:=AND([.R105];[.P105]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ime,datetime_timezone,pulse_duration_raw,pulse_duration_avg,volume_raw,volume_av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+[.D106]" office:value-type="float" office:value="5" calcext:value-type="float">
            <text:p>5</text:p>
          </table:table-cell>
          <table:table-cell table:formula="of:=[.C106]+[.E106]" office:value-type="float" office:value="5" calcext:value-type="float">
            <text:p>5</text:p>
          </table:table-cell>
          <table:table-cell table:style-name="ce19" table:formula="of:=ROUND(([.$C$82]-[.$C$83]*[.F106])/[.$C$81];7)" office:value-type="float" office:value="0.001092" calcext:value-type="float">
            <text:p>0.001092000</text:p>
          </table:table-cell>
          <table:table-cell table:style-name="ce19" table:formula="of:=ROUND(([.$C$82]-[.$C$83]*[.G106])/[.$C$81];7)" office:value-type="float" office:value="0.001092" calcext:value-type="float">
            <text:p>0.001092000</text:p>
          </table:table-cell>
          <table:table-cell table:style-name="ce21" table:formula="of:=ROUND(AVERAGE([.H106:.I106]);7)" office:value-type="float" office:value="0.001092" calcext:value-type="float">
            <text:p>0.0010920</text:p>
          </table:table-cell>
          <table:table-cell table:style-name="ce6" table:formula="of:=ROUND(AVERAGE([.F106:.G106]);7)" office:value-type="float" office:value="5" calcext:value-type="float">
            <text:p>5.0000</text:p>
          </table:table-cell>
          <table:table-cell/>
          <table:table-cell table:style-name="ce19" table:formula="of:=ROUND(IF([.S106];IFERROR((1-[.$C$102])*[.J106]+[.$C$102]*[.M105];[.M105]);[.M105]);7)" office:value-type="float" office:value="0.0002184" calcext:value-type="float">
            <text:p>0.000218400</text:p>
          </table:table-cell>
          <table:table-cell table:style-name="ce21" table:formula="of:=ROUND(IF([.S106];IFERROR((1-[.$C$102])*[.K106]+[.$C$102]*[.N105];[.N105]);[.N105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6]*1;0);1;0)" office:value-type="boolean" office:boolean-value="true" calcext:value-type="boolean">
            <text:p>TRUE</text:p>
          </table:table-cell>
          <table:table-cell table:formula="of:=IF(AND([.P106];[.R106]);[.B106];[.Q105])" office:value-type="float" office:value="0" calcext:value-type="float">
            <text:p>0</text:p>
          </table:table-cell>
          <table:table-cell table:style-name="ce5" table:formula="of:=IF(([.B106]-[.$C$101])&gt;[.Q105])" office:value-type="boolean" office:boolean-value="true" calcext:value-type="boolean">
            <text:p>TRUE</text:p>
          </table:table-cell>
          <table:table-cell table:style-name="ce5" table:formula="of:=AND([.R106];[.P106])" office:value-type="boolean" office:boolean-value="true" calcext:value-type="boolean">
            <text:p>TRUE</text:p>
          </table:table-cell>
          <table:table-cell/>
          <table:table-cell table:formula="of:=IFERROR(IF([.R106];COM.MICROSOFT.CONCAT([.H106];&quot; &quot;;[.I106]);&quot;&quot;);&quot;None None&quot;)" office:value-type="string" office:string-value="0.001092 0.001092" calcext:value-type="string">
            <text:p>0.001092 0.001092</text:p>
          </table:table-cell>
          <table:table-cell table:style-name="ce15" table:formula="of:=IF([.S106];COM.MICROSOFT.CONCAT([.B106];&quot;,_,&quot;;[.J106];&quot;,&quot;;[.M106];&quot;,&quot;;[.K106];&quot;,&quot;;[.N106]);&quot;&quot;)" office:value-type="string" office:string-value="0,_,0.001092,0.0002184,5,1" calcext:value-type="string">
            <text:p>0,_,0.001092,0.0002184,5,1</text:p>
          </table:table-cell>
          <table:table-cell table:number-columns-repeated="3"/>
        </table:table-row>
        <table:table-row table:style-name="ro1">
          <table:table-cell/>
          <table:table-cell table:formula="of:=[.B106]+[.$C$100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+[.D107]" office:value-type="float" office:value="5" calcext:value-type="float">
            <text:p>5</text:p>
          </table:table-cell>
          <table:table-cell table:formula="of:=[.C107]+[.E107]" office:value-type="float" office:value="5" calcext:value-type="float">
            <text:p>5</text:p>
          </table:table-cell>
          <table:table-cell table:style-name="ce19" table:formula="of:=ROUND(([.$C$82]-[.$C$83]*[.F107])/[.$C$81];7)" office:value-type="float" office:value="0.001092" calcext:value-type="float">
            <text:p>0.001092000</text:p>
          </table:table-cell>
          <table:table-cell table:style-name="ce19" table:formula="of:=ROUND(([.$C$82]-[.$C$83]*[.G107])/[.$C$81];7)" office:value-type="float" office:value="0.001092" calcext:value-type="float">
            <text:p>0.001092000</text:p>
          </table:table-cell>
          <table:table-cell table:style-name="ce21" table:formula="of:=ROUND(AVERAGE([.H107:.I107]);7)" office:value-type="float" office:value="0.001092" calcext:value-type="float">
            <text:p>0.0010920</text:p>
          </table:table-cell>
          <table:table-cell table:style-name="ce6" table:formula="of:=ROUND(AVERAGE([.F107:.G107]);7)" office:value-type="float" office:value="5" calcext:value-type="float">
            <text:p>5.0000</text:p>
          </table:table-cell>
          <table:table-cell/>
          <table:table-cell table:style-name="ce19" table:formula="of:=ROUND(IF([.S107];IFERROR((1-[.$C$102])*[.J107]+[.$C$102]*[.M106];[.M106]);[.M106]);7)" office:value-type="float" office:value="0.0002184" calcext:value-type="float">
            <text:p>0.000218400</text:p>
          </table:table-cell>
          <table:table-cell table:style-name="ce21" table:formula="of:=ROUND(IF([.S107];IFERROR((1-[.$C$102])*[.K107]+[.$C$102]*[.N106];[.N106]);[.N106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7]*1;0);1;0)" office:value-type="boolean" office:boolean-value="true" calcext:value-type="boolean">
            <text:p>TRUE</text:p>
          </table:table-cell>
          <table:table-cell table:formula="of:=IF(AND([.P107];[.R107]);[.B107];[.Q106])" office:value-type="float" office:value="0" calcext:value-type="float">
            <text:p>0</text:p>
          </table:table-cell>
          <table:table-cell table:style-name="ce5" table:formula="of:=IF(([.B107]-[.$C$101])&gt;[.Q106])" office:value-type="boolean" office:boolean-value="false" calcext:value-type="boolean">
            <text:p>FALSE</text:p>
          </table:table-cell>
          <table:table-cell table:style-name="ce5" table:formula="of:=AND([.R107];[.P107])" office:value-type="boolean" office:boolean-value="false" calcext:value-type="boolean">
            <text:p>FALSE</text:p>
          </table:table-cell>
          <table:table-cell/>
          <table:table-cell table:formula="of:=IFERROR(IF([.R107];COM.MICROSOFT.CONCAT([.H107];&quot; &quot;;[.I107]);&quot;&quot;);&quot;None None&quot;)">
            <text:p/>
          </table:table-cell>
          <table:table-cell table:style-name="ce15" table:formula="of:=IF([.S107];COM.MICROSOFT.CONCAT([.B107];&quot;,_,&quot;;[.J107];&quot;,&quot;;[.M107];&quot;,&quot;;[.K107];&quot;,&quot;;[.N107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07]+[.$C$100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.C108]+[.D108]" office:value-type="string" office:string-value="" calcext:value-type="error">
            <text:p>#VALUE!</text:p>
          </table:table-cell>
          <table:table-cell table:formula="of:=[.C108]+[.E108]" office:value-type="string" office:string-value="" calcext:value-type="error">
            <text:p>#VALUE!</text:p>
          </table:table-cell>
          <table:table-cell table:style-name="ce19" table:formula="of:=ROUND(([.$C$82]-[.$C$83]*[.F108])/[.$C$81];7)" office:value-type="string" office:string-value="" calcext:value-type="error">
            <text:p>#VALUE!</text:p>
          </table:table-cell>
          <table:table-cell table:style-name="ce19" table:formula="of:=ROUND(([.$C$82]-[.$C$83]*[.G108])/[.$C$81];7)" office:value-type="string" office:string-value="" calcext:value-type="error">
            <text:p>#VALUE!</text:p>
          </table:table-cell>
          <table:table-cell table:style-name="ce21" table:formula="of:=ROUND(AVERAGE([.H108:.I108]);7)" office:value-type="string" office:string-value="" calcext:value-type="error">
            <text:p>#VALUE!</text:p>
          </table:table-cell>
          <table:table-cell table:style-name="ce6" table:formula="of:=ROUND(AVERAGE([.F108:.G108]);7)" office:value-type="string" office:string-value="" calcext:value-type="error">
            <text:p>#VALUE!</text:p>
          </table:table-cell>
          <table:table-cell/>
          <table:table-cell table:style-name="ce19" table:formula="of:=ROUND(IF([.S108];IFERROR((1-[.$C$102])*[.J108]+[.$C$102]*[.M107];[.M107]);[.M107]);7)" office:value-type="float" office:value="0.0002184" calcext:value-type="float">
            <text:p>0.000218400</text:p>
          </table:table-cell>
          <table:table-cell table:style-name="ce21" table:formula="of:=ROUND(IF([.S108];IFERROR((1-[.$C$102])*[.K108]+[.$C$102]*[.N107];[.N107]);[.N107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8]*1;0);1;0)" office:value-type="boolean" office:boolean-value="false" calcext:value-type="boolean">
            <text:p>FALSE</text:p>
          </table:table-cell>
          <table:table-cell table:formula="of:=IF(AND([.P108];[.R108]);[.B108];[.Q107])" office:value-type="float" office:value="0" calcext:value-type="float">
            <text:p>0</text:p>
          </table:table-cell>
          <table:table-cell table:style-name="ce5" table:formula="of:=IF(([.B108]-[.$C$101])&gt;[.Q107])" office:value-type="boolean" office:boolean-value="true" calcext:value-type="boolean">
            <text:p>TRUE</text:p>
          </table:table-cell>
          <table:table-cell table:style-name="ce5" table:formula="of:=AND([.R108];[.P108])" office:value-type="boolean" office:boolean-value="false" calcext:value-type="boolean">
            <text:p>FALSE</text:p>
          </table:table-cell>
          <table:table-cell/>
          <table:table-cell table:formula="of:=IFERROR(IF([.R108];COM.MICROSOFT.CONCAT([.H108];&quot; &quot;;[.I108]);&quot;&quot;);&quot;None None&quot;)" office:value-type="string" office:string-value="None None" calcext:value-type="string">
            <text:p>None None</text:p>
          </table:table-cell>
          <table:table-cell table:style-name="ce15" table:formula="of:=IF([.S108];COM.MICROSOFT.CONCAT([.B108];&quot;,_,&quot;;[.J108];&quot;,&quot;;[.M108];&quot;,&quot;;[.K108];&quot;,&quot;;[.N108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08]+[.$C$100]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C109]+[.D109]" office:value-type="float" office:value="5.1" calcext:value-type="float">
            <text:p>5.1</text:p>
          </table:table-cell>
          <table:table-cell table:formula="of:=[.C109]+[.E109]" office:value-type="float" office:value="5.5" calcext:value-type="float">
            <text:p>5.5</text:p>
          </table:table-cell>
          <table:table-cell table:style-name="ce19" table:formula="of:=ROUND(([.$C$82]-[.$C$83]*[.F109])/[.$C$81];7)" office:value-type="float" office:value="0.0010818" calcext:value-type="float">
            <text:p>0.001081800</text:p>
          </table:table-cell>
          <table:table-cell table:style-name="ce19" table:formula="of:=ROUND(([.$C$82]-[.$C$83]*[.G109])/[.$C$81];7)" office:value-type="float" office:value="0.0010412" calcext:value-type="float">
            <text:p>0.001041200</text:p>
          </table:table-cell>
          <table:table-cell table:style-name="ce21" table:formula="of:=ROUND(AVERAGE([.H109:.I109]);7)" office:value-type="float" office:value="0.0010615" calcext:value-type="float">
            <text:p>0.0010615</text:p>
          </table:table-cell>
          <table:table-cell table:style-name="ce6" table:formula="of:=ROUND(AVERAGE([.F109:.G109]);7)" office:value-type="float" office:value="5.3" calcext:value-type="float">
            <text:p>5.3000</text:p>
          </table:table-cell>
          <table:table-cell/>
          <table:table-cell table:style-name="ce19" table:formula="of:=ROUND(IF([.S109];IFERROR((1-[.$C$102])*[.J109]+[.$C$102]*[.M108];[.M108]);[.M108]);7)" office:value-type="float" office:value="0.000387" calcext:value-type="float">
            <text:p>0.000387000</text:p>
          </table:table-cell>
          <table:table-cell table:style-name="ce21" table:formula="of:=ROUND(IF([.S109];IFERROR((1-[.$C$102])*[.K109]+[.$C$102]*[.N108];[.N108]);[.N108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09]*1;0);1;0)" office:value-type="boolean" office:boolean-value="true" calcext:value-type="boolean">
            <text:p>TRUE</text:p>
          </table:table-cell>
          <table:table-cell table:formula="of:=IF(AND([.P109];[.R109]);[.B109];[.Q108])" office:value-type="float" office:value="0.3" calcext:value-type="float">
            <text:p>0.3</text:p>
          </table:table-cell>
          <table:table-cell table:style-name="ce5" table:formula="of:=IF(([.B109]-[.$C$101])&gt;[.Q108])" office:value-type="boolean" office:boolean-value="true" calcext:value-type="boolean">
            <text:p>TRUE</text:p>
          </table:table-cell>
          <table:table-cell table:style-name="ce5" table:formula="of:=AND([.R109];[.P109])" office:value-type="boolean" office:boolean-value="true" calcext:value-type="boolean">
            <text:p>TRUE</text:p>
          </table:table-cell>
          <table:table-cell/>
          <table:table-cell table:formula="of:=IFERROR(IF([.R109];COM.MICROSOFT.CONCAT([.H109];&quot; &quot;;[.I109]);&quot;&quot;);&quot;None None&quot;)" office:value-type="string" office:string-value="0.0010818 0.0010412" calcext:value-type="string">
            <text:p>0.0010818 0.0010412</text:p>
          </table:table-cell>
          <table:table-cell table:style-name="ce15" table:formula="of:=IF([.S109];COM.MICROSOFT.CONCAT([.B109];&quot;,_,&quot;;[.J109];&quot;,&quot;;[.M109];&quot;,&quot;;[.K109];&quot;,&quot;;[.N109]);&quot;&quot;)" office:value-type="string" office:string-value="0.3,_,0.0010615,0.000387,5.3,1.86" calcext:value-type="string">
            <text:p>0.3,_,0.0010615,0.000387,5.3,1.86</text:p>
          </table:table-cell>
          <table:table-cell table:number-columns-repeated="3"/>
        </table:table-row>
        <table:table-row table:style-name="ro1">
          <table:table-cell/>
          <table:table-cell table:formula="of:=[.B109]+[.$C$100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+[.D110]" office:value-type="float" office:value="5" calcext:value-type="float">
            <text:p>5</text:p>
          </table:table-cell>
          <table:table-cell table:formula="of:=[.C110]+[.E110]" office:value-type="float" office:value="5" calcext:value-type="float">
            <text:p>5</text:p>
          </table:table-cell>
          <table:table-cell table:style-name="ce19" table:formula="of:=ROUND(([.$C$82]-[.$C$83]*[.F110])/[.$C$81];7)" office:value-type="float" office:value="0.001092" calcext:value-type="float">
            <text:p>0.001092000</text:p>
          </table:table-cell>
          <table:table-cell table:style-name="ce19" table:formula="of:=ROUND(([.$C$82]-[.$C$83]*[.G110])/[.$C$81];7)" office:value-type="float" office:value="0.001092" calcext:value-type="float">
            <text:p>0.001092000</text:p>
          </table:table-cell>
          <table:table-cell table:style-name="ce21" table:formula="of:=ROUND(AVERAGE([.H110:.I110]);7)" office:value-type="float" office:value="0.001092" calcext:value-type="float">
            <text:p>0.0010920</text:p>
          </table:table-cell>
          <table:table-cell table:style-name="ce6" table:formula="of:=ROUND(AVERAGE([.F110:.G110]);7)" office:value-type="float" office:value="5" calcext:value-type="float">
            <text:p>5.0000</text:p>
          </table:table-cell>
          <table:table-cell/>
          <table:table-cell table:style-name="ce19" table:formula="of:=ROUND(IF([.S110];IFERROR((1-[.$C$102])*[.J110]+[.$C$102]*[.M109];[.M109]);[.M109]);7)" office:value-type="float" office:value="0.000387" calcext:value-type="float">
            <text:p>0.000387000</text:p>
          </table:table-cell>
          <table:table-cell table:style-name="ce21" table:formula="of:=ROUND(IF([.S110];IFERROR((1-[.$C$102])*[.K110]+[.$C$102]*[.N109];[.N109]);[.N109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10]*1;0);1;0)" office:value-type="boolean" office:boolean-value="true" calcext:value-type="boolean">
            <text:p>TRUE</text:p>
          </table:table-cell>
          <table:table-cell table:formula="of:=IF(AND([.P110];[.R110]);[.B110];[.Q109])" office:value-type="float" office:value="0.3" calcext:value-type="float">
            <text:p>0.3</text:p>
          </table:table-cell>
          <table:table-cell table:style-name="ce5" table:formula="of:=IF(([.B110]-[.$C$101])&gt;[.Q109])" office:value-type="boolean" office:boolean-value="false" calcext:value-type="boolean">
            <text:p>FALSE</text:p>
          </table:table-cell>
          <table:table-cell table:style-name="ce5" table:formula="of:=AND([.R110];[.P110])" office:value-type="boolean" office:boolean-value="false" calcext:value-type="boolean">
            <text:p>FALSE</text:p>
          </table:table-cell>
          <table:table-cell/>
          <table:table-cell table:formula="of:=IFERROR(IF([.R110];COM.MICROSOFT.CONCAT([.H110];&quot; &quot;;[.I110]);&quot;&quot;);&quot;None None&quot;)">
            <text:p/>
          </table:table-cell>
          <table:table-cell table:style-name="ce15" table:formula="of:=IF([.S110];COM.MICROSOFT.CONCAT([.B110];&quot;,_,&quot;;[.J110];&quot;,&quot;;[.M110];&quot;,&quot;;[.K110];&quot;,&quot;;[.N110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0]+[.$C$100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.C111]+[.D111]" office:value-type="string" office:string-value="" calcext:value-type="error">
            <text:p>#VALUE!</text:p>
          </table:table-cell>
          <table:table-cell table:formula="of:=[.C111]+[.E111]" office:value-type="string" office:string-value="" calcext:value-type="error">
            <text:p>#VALUE!</text:p>
          </table:table-cell>
          <table:table-cell table:style-name="ce19" table:formula="of:=ROUND(([.$C$82]-[.$C$83]*[.F111])/[.$C$81];7)" office:value-type="string" office:string-value="" calcext:value-type="error">
            <text:p>#VALUE!</text:p>
          </table:table-cell>
          <table:table-cell table:style-name="ce19" table:formula="of:=ROUND(([.$C$82]-[.$C$83]*[.G111])/[.$C$81];7)" office:value-type="string" office:string-value="" calcext:value-type="error">
            <text:p>#VALUE!</text:p>
          </table:table-cell>
          <table:table-cell table:style-name="ce21" table:formula="of:=ROUND(AVERAGE([.H111:.I111]);7)" office:value-type="string" office:string-value="" calcext:value-type="error">
            <text:p>#VALUE!</text:p>
          </table:table-cell>
          <table:table-cell table:style-name="ce6" table:formula="of:=ROUND(AVERAGE([.F111:.G111]);7)" office:value-type="string" office:string-value="" calcext:value-type="error">
            <text:p>#VALUE!</text:p>
          </table:table-cell>
          <table:table-cell/>
          <table:table-cell table:style-name="ce19" table:formula="of:=ROUND(IF([.S111];IFERROR((1-[.$C$102])*[.J111]+[.$C$102]*[.M110];[.M110]);[.M110]);7)" office:value-type="float" office:value="0.000387" calcext:value-type="float">
            <text:p>0.000387000</text:p>
          </table:table-cell>
          <table:table-cell table:style-name="ce21" table:formula="of:=ROUND(IF([.S111];IFERROR((1-[.$C$102])*[.K111]+[.$C$102]*[.N110];[.N110]);[.N110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11]*1;0);1;0)" office:value-type="boolean" office:boolean-value="false" calcext:value-type="boolean">
            <text:p>FALSE</text:p>
          </table:table-cell>
          <table:table-cell table:formula="of:=IF(AND([.P111];[.R111]);[.B111];[.Q110])" office:value-type="float" office:value="0.3" calcext:value-type="float">
            <text:p>0.3</text:p>
          </table:table-cell>
          <table:table-cell table:style-name="ce5" table:formula="of:=IF(([.B111]-[.$C$101])&gt;[.Q110])" office:value-type="boolean" office:boolean-value="true" calcext:value-type="boolean">
            <text:p>TRUE</text:p>
          </table:table-cell>
          <table:table-cell table:style-name="ce5" table:formula="of:=AND([.R111];[.P111])" office:value-type="boolean" office:boolean-value="false" calcext:value-type="boolean">
            <text:p>FALSE</text:p>
          </table:table-cell>
          <table:table-cell/>
          <table:table-cell table:formula="of:=IFERROR(IF([.R111];COM.MICROSOFT.CONCAT([.H111];&quot; &quot;;[.I111]);&quot;&quot;);&quot;None None&quot;)" office:value-type="string" office:string-value="None None" calcext:value-type="string">
            <text:p>None None</text:p>
          </table:table-cell>
          <table:table-cell table:style-name="ce15" table:formula="of:=IF([.S111];COM.MICROSOFT.CONCAT([.B111];&quot;,_,&quot;;[.J111];&quot;,&quot;;[.M111];&quot;,&quot;;[.K111];&quot;,&quot;;[.N111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1]+[.$C$100]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formula="of:=[.C112]+[.D112]" office:value-type="float" office:value="4.8" calcext:value-type="float">
            <text:p>4.8</text:p>
          </table:table-cell>
          <table:table-cell table:formula="of:=[.C112]+[.E112]" office:value-type="float" office:value="5.1" calcext:value-type="float">
            <text:p>5.1</text:p>
          </table:table-cell>
          <table:table-cell table:style-name="ce19" table:formula="of:=ROUND(([.$C$82]-[.$C$83]*[.F112])/[.$C$81];7)" office:value-type="float" office:value="0.0011123" calcext:value-type="float">
            <text:p>0.001112300</text:p>
          </table:table-cell>
          <table:table-cell table:style-name="ce19" table:formula="of:=ROUND(([.$C$82]-[.$C$83]*[.G112])/[.$C$81];7)" office:value-type="float" office:value="0.0010818" calcext:value-type="float">
            <text:p>0.001081800</text:p>
          </table:table-cell>
          <table:table-cell table:style-name="ce21" table:formula="of:=ROUND(AVERAGE([.H112:.I112]);7)" office:value-type="float" office:value="0.0010971" calcext:value-type="float">
            <text:p>0.0010971</text:p>
          </table:table-cell>
          <table:table-cell table:style-name="ce6" table:formula="of:=ROUND(AVERAGE([.F112:.G112]);7)" office:value-type="float" office:value="4.95" calcext:value-type="float">
            <text:p>4.9500</text:p>
          </table:table-cell>
          <table:table-cell/>
          <table:table-cell table:style-name="ce19" table:formula="of:=ROUND(IF([.S112];IFERROR((1-[.$C$102])*[.J112]+[.$C$102]*[.M111];[.M111]);[.M111]);7)" office:value-type="float" office:value="0.000529" calcext:value-type="float">
            <text:p>0.000529000</text:p>
          </table:table-cell>
          <table:table-cell table:style-name="ce21" table:formula="of:=ROUND(IF([.S112];IFERROR((1-[.$C$102])*[.K112]+[.$C$102]*[.N111];[.N111]);[.N111]);7)" office:value-type="float" office:value="2.478" calcext:value-type="float">
            <text:p>2.4780000</text:p>
          </table:table-cell>
          <table:table-cell table:style-name="ce21"/>
          <table:table-cell table:style-name="ce5" table:formula="of:=IF(IFERROR([.J112]*1;0);1;0)" office:value-type="boolean" office:boolean-value="true" calcext:value-type="boolean">
            <text:p>TRUE</text:p>
          </table:table-cell>
          <table:table-cell table:formula="of:=IF(AND([.P112];[.R112]);[.B112];[.Q111])" office:value-type="float" office:value="0.6" calcext:value-type="float">
            <text:p>0.6</text:p>
          </table:table-cell>
          <table:table-cell table:style-name="ce5" table:formula="of:=IF(([.B112]-[.$C$101])&gt;[.Q111])" office:value-type="boolean" office:boolean-value="true" calcext:value-type="boolean">
            <text:p>TRUE</text:p>
          </table:table-cell>
          <table:table-cell table:style-name="ce5" table:formula="of:=AND([.R112];[.P112])" office:value-type="boolean" office:boolean-value="true" calcext:value-type="boolean">
            <text:p>TRUE</text:p>
          </table:table-cell>
          <table:table-cell/>
          <table:table-cell table:formula="of:=IFERROR(IF([.R112];COM.MICROSOFT.CONCAT([.H112];&quot; &quot;;[.I112]);&quot;&quot;);&quot;None None&quot;)" office:value-type="string" office:string-value="0.0011123 0.0010818" calcext:value-type="string">
            <text:p>0.0011123 0.0010818</text:p>
          </table:table-cell>
          <table:table-cell table:style-name="ce15" table:formula="of:=IF([.S112];COM.MICROSOFT.CONCAT([.B112];&quot;,_,&quot;;[.J112];&quot;,&quot;;[.M112];&quot;,&quot;;[.K112];&quot;,&quot;;[.N112]);&quot;&quot;)" office:value-type="string" office:string-value="0.6,_,0.0010971,0.000529,4.95,2.478" calcext:value-type="string">
            <text:p>0.6,_,0.0010971,0.000529,4.95,2.478</text:p>
          </table:table-cell>
          <table:table-cell table:number-columns-repeated="3"/>
        </table:table-row>
        <table:table-row table:style-name="ro1">
          <table:table-cell/>
          <table:table-cell table:formula="of:=[.B112]+[.$C$100]"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+[.D113]" office:value-type="float" office:value="5" calcext:value-type="float">
            <text:p>5</text:p>
          </table:table-cell>
          <table:table-cell table:formula="of:=[.C113]+[.E113]" office:value-type="float" office:value="5" calcext:value-type="float">
            <text:p>5</text:p>
          </table:table-cell>
          <table:table-cell table:style-name="ce19" table:formula="of:=ROUND(([.$C$82]-[.$C$83]*[.F113])/[.$C$81];7)" office:value-type="float" office:value="0.001092" calcext:value-type="float">
            <text:p>0.001092000</text:p>
          </table:table-cell>
          <table:table-cell table:style-name="ce19" table:formula="of:=ROUND(([.$C$82]-[.$C$83]*[.G113])/[.$C$81];7)" office:value-type="float" office:value="0.001092" calcext:value-type="float">
            <text:p>0.001092000</text:p>
          </table:table-cell>
          <table:table-cell table:style-name="ce21" table:formula="of:=ROUND(AVERAGE([.H113:.I113]);7)" office:value-type="float" office:value="0.001092" calcext:value-type="float">
            <text:p>0.0010920</text:p>
          </table:table-cell>
          <table:table-cell table:style-name="ce6" table:formula="of:=ROUND(AVERAGE([.F113:.G113]);7)" office:value-type="float" office:value="5" calcext:value-type="float">
            <text:p>5.0000</text:p>
          </table:table-cell>
          <table:table-cell/>
          <table:table-cell table:style-name="ce19" table:formula="of:=ROUND(IF([.S113];IFERROR((1-[.$C$102])*[.J113]+[.$C$102]*[.M112];[.M112]);[.M112]);7)" office:value-type="float" office:value="0.000529" calcext:value-type="float">
            <text:p>0.000529000</text:p>
          </table:table-cell>
          <table:table-cell table:style-name="ce21" table:formula="of:=ROUND(IF([.S113];IFERROR((1-[.$C$102])*[.K113]+[.$C$102]*[.N112];[.N112]);[.N112]);7)" office:value-type="float" office:value="2.478" calcext:value-type="float">
            <text:p>2.4780000</text:p>
          </table:table-cell>
          <table:table-cell table:style-name="ce21"/>
          <table:table-cell table:style-name="ce5" table:formula="of:=IF(IFERROR([.J113]*1;0);1;0)" office:value-type="boolean" office:boolean-value="true" calcext:value-type="boolean">
            <text:p>TRUE</text:p>
          </table:table-cell>
          <table:table-cell table:formula="of:=IF(AND([.P113];[.R113]);[.B113];[.Q112])" office:value-type="float" office:value="0.6" calcext:value-type="float">
            <text:p>0.6</text:p>
          </table:table-cell>
          <table:table-cell table:style-name="ce5" table:formula="of:=IF(([.B113]-[.$C$101])&gt;[.Q112])" office:value-type="boolean" office:boolean-value="false" calcext:value-type="boolean">
            <text:p>FALSE</text:p>
          </table:table-cell>
          <table:table-cell table:style-name="ce5" table:formula="of:=AND([.R113];[.P113])" office:value-type="boolean" office:boolean-value="false" calcext:value-type="boolean">
            <text:p>FALSE</text:p>
          </table:table-cell>
          <table:table-cell/>
          <table:table-cell table:formula="of:=IFERROR(IF([.R113];COM.MICROSOFT.CONCAT([.H113];&quot; &quot;;[.I113]);&quot;&quot;);&quot;None None&quot;)">
            <text:p/>
          </table:table-cell>
          <table:table-cell table:style-name="ce15" table:formula="of:=IF([.S113];COM.MICROSOFT.CONCAT([.B113];&quot;,_,&quot;;[.J113];&quot;,&quot;;[.M113];&quot;,&quot;;[.K113];&quot;,&quot;;[.N113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3]+[.$C$100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+[.D114]" office:value-type="float" office:value="5" calcext:value-type="float">
            <text:p>5</text:p>
          </table:table-cell>
          <table:table-cell table:formula="of:=[.C114]+[.E114]" office:value-type="float" office:value="5" calcext:value-type="float">
            <text:p>5</text:p>
          </table:table-cell>
          <table:table-cell table:style-name="ce19" table:formula="of:=ROUND(([.$C$82]-[.$C$83]*[.F114])/[.$C$81];7)" office:value-type="float" office:value="0.001092" calcext:value-type="float">
            <text:p>0.001092000</text:p>
          </table:table-cell>
          <table:table-cell table:style-name="ce19" table:formula="of:=ROUND(([.$C$82]-[.$C$83]*[.G114])/[.$C$81];7)" office:value-type="float" office:value="0.001092" calcext:value-type="float">
            <text:p>0.001092000</text:p>
          </table:table-cell>
          <table:table-cell table:style-name="ce21" table:formula="of:=ROUND(AVERAGE([.H114:.I114]);7)" office:value-type="float" office:value="0.001092" calcext:value-type="float">
            <text:p>0.0010920</text:p>
          </table:table-cell>
          <table:table-cell table:style-name="ce6" table:formula="of:=ROUND(AVERAGE([.F114:.G114]);7)" office:value-type="float" office:value="5" calcext:value-type="float">
            <text:p>5.0000</text:p>
          </table:table-cell>
          <table:table-cell/>
          <table:table-cell table:style-name="ce19" table:formula="of:=ROUND(IF([.S114];IFERROR((1-[.$C$102])*[.J114]+[.$C$102]*[.M113];[.M113]);[.M113]);7)" office:value-type="float" office:value="0.0006416" calcext:value-type="float">
            <text:p>0.000641600</text:p>
          </table:table-cell>
          <table:table-cell table:style-name="ce21" table:formula="of:=ROUND(IF([.S114];IFERROR((1-[.$C$102])*[.K114]+[.$C$102]*[.N113];[.N113]);[.N113]);7)" office:value-type="float" office:value="2.9824" calcext:value-type="float">
            <text:p>2.9824000</text:p>
          </table:table-cell>
          <table:table-cell table:style-name="ce21"/>
          <table:table-cell table:style-name="ce5" table:formula="of:=IF(IFERROR([.J114]*1;0);1;0)" office:value-type="boolean" office:boolean-value="true" calcext:value-type="boolean">
            <text:p>TRUE</text:p>
          </table:table-cell>
          <table:table-cell table:formula="of:=IF(AND([.P114];[.R114]);[.B114];[.Q113])" office:value-type="float" office:value="0.8" calcext:value-type="float">
            <text:p>0.8</text:p>
          </table:table-cell>
          <table:table-cell table:style-name="ce5" table:formula="of:=IF(([.B114]-[.$C$101])&gt;[.Q113])" office:value-type="boolean" office:boolean-value="true" calcext:value-type="boolean">
            <text:p>TRUE</text:p>
          </table:table-cell>
          <table:table-cell table:style-name="ce5" table:formula="of:=AND([.R114];[.P114])" office:value-type="boolean" office:boolean-value="true" calcext:value-type="boolean">
            <text:p>TRUE</text:p>
          </table:table-cell>
          <table:table-cell/>
          <table:table-cell table:formula="of:=IFERROR(IF([.R114];COM.MICROSOFT.CONCAT([.H114];&quot; &quot;;[.I114]);&quot;&quot;);&quot;None None&quot;)" office:value-type="string" office:string-value="0.001092 0.001092" calcext:value-type="string">
            <text:p>0.001092 0.001092</text:p>
          </table:table-cell>
          <table:table-cell table:style-name="ce15" table:formula="of:=IF([.S114];COM.MICROSOFT.CONCAT([.B114];&quot;,_,&quot;;[.J114];&quot;,&quot;;[.M114];&quot;,&quot;;[.K114];&quot;,&quot;;[.N114]);&quot;&quot;)" office:value-type="string" office:string-value="0.8,_,0.001092,0.0006416,5,2.9824" calcext:value-type="string">
            <text:p>0.8,_,0.001092,0.0006416,5,2.9824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17:51.218600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1DT3H58M52S</meta:editing-duration>
    <meta:editing-cycles>53</meta:editing-cycles>
    <meta:generator>LibreOffice/6.0.7.3$Linux_X86_64 LibreOffice_project/00m0$Build-3</meta:generator>
    <dc:date>2020-05-11T19:42:49.973498500</dc:date>
    <meta:document-statistic meta:table-count="1" meta:cell-count="882" meta:object-count="0"/>
  </office:meta>
</office:document-meta>
</file>